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Signals</text:p>
          </table:table-cell>
        </table:table-row>
        <table:table-row table:style-name="ro1">
          <table:table-cell office:value-type="string" calcext:value-type="string">
            <text:p>4/8/2013</text:p>
          </table:table-cell>
          <table:table-cell office:value-type="float" office:value="-5.1080840588" calcext:value-type="float">
            <text:p>-5.1080840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9/2013</text:p>
          </table:table-cell>
          <table:table-cell office:value-type="float" office:value="-4.5274945576" calcext:value-type="float">
            <text:p>-4.5274945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0/2013</text:p>
          </table:table-cell>
          <table:table-cell office:value-type="float" office:value="-3.3877751758" calcext:value-type="float">
            <text:p>-3.387775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1/2013</text:p>
          </table:table-cell>
          <table:table-cell office:value-type="float" office:value="-2.5922724401" calcext:value-type="float">
            <text:p>-2.5922724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2/2013</text:p>
          </table:table-cell>
          <table:table-cell office:value-type="float" office:value="-2.2506132786" calcext:value-type="float">
            <text:p>-2.2506132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5/2013</text:p>
          </table:table-cell>
          <table:table-cell office:value-type="float" office:value="-2.5520869496" calcext:value-type="float">
            <text:p>-2.5520869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6/2013</text:p>
          </table:table-cell>
          <table:table-cell office:value-type="float" office:value="-2.1922627235" calcext:value-type="float">
            <text:p>-2.1922627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7/2013</text:p>
          </table:table-cell>
          <table:table-cell office:value-type="float" office:value="-3.3354966688" calcext:value-type="float">
            <text:p>-3.3354966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8/2013</text:p>
          </table:table-cell>
          <table:table-cell office:value-type="float" office:value="-4.543439719" calcext:value-type="float">
            <text:p>-4.543439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19/2013</text:p>
          </table:table-cell>
          <table:table-cell office:value-type="float" office:value="-5.1292263566" calcext:value-type="float">
            <text:p>-5.1292263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2/2013</text:p>
          </table:table-cell>
          <table:table-cell office:value-type="float" office:value="-4.6661803275" calcext:value-type="float">
            <text:p>-4.6661803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3/2013</text:p>
          </table:table-cell>
          <table:table-cell office:value-type="float" office:value="-3.6027807827" calcext:value-type="float">
            <text:p>-3.6027807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4/2013</text:p>
          </table:table-cell>
          <table:table-cell office:value-type="float" office:value="-2.7294625871" calcext:value-type="float">
            <text:p>-2.7294625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5/2013</text:p>
          </table:table-cell>
          <table:table-cell office:value-type="float" office:value="-1.7857380712" calcext:value-type="float">
            <text:p>-1.7857380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6/2013</text:p>
          </table:table-cell>
          <table:table-cell office:value-type="float" office:value="-0.4667615613" calcext:value-type="float">
            <text:p>-0.4667615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/29/2013</text:p>
          </table:table-cell>
          <table:table-cell office:value-type="float" office:value="1.280988966" calcext:value-type="float">
            <text:p>1.280988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/30/2013</text:p>
          </table:table-cell>
          <table:table-cell office:value-type="float" office:value="3.1863545444" calcext:value-type="float">
            <text:p>3.1863545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/2013</text:p>
          </table:table-cell>
          <table:table-cell office:value-type="float" office:value="4.0527101541" calcext:value-type="float">
            <text:p>4.0527101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2/2013</text:p>
          </table:table-cell>
          <table:table-cell office:value-type="float" office:value="4.8334893978" calcext:value-type="float">
            <text:p>4.8334893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3/2013</text:p>
          </table:table-cell>
          <table:table-cell office:value-type="float" office:value="5.3957275301" calcext:value-type="float">
            <text:p>5.3957275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6/2013</text:p>
          </table:table-cell>
          <table:table-cell office:value-type="float" office:value="6.1793536733" calcext:value-type="float">
            <text:p>6.1793536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7/2013</text:p>
          </table:table-cell>
          <table:table-cell office:value-type="float" office:value="6.2309888148" calcext:value-type="float">
            <text:p>6.230988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8/2013</text:p>
          </table:table-cell>
          <table:table-cell office:value-type="float" office:value="6.2683194036" calcext:value-type="float">
            <text:p>6.2683194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9/2013</text:p>
          </table:table-cell>
          <table:table-cell office:value-type="float" office:value="5.498674095" calcext:value-type="float">
            <text:p>5.498674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0/2013</text:p>
          </table:table-cell>
          <table:table-cell office:value-type="float" office:value="4.4597291768" calcext:value-type="float">
            <text:p>4.459729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3/2013</text:p>
          </table:table-cell>
          <table:table-cell office:value-type="float" office:value="3.6517554523" calcext:value-type="float">
            <text:p>3.6517554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4/2013</text:p>
          </table:table-cell>
          <table:table-cell office:value-type="float" office:value="2.2152887785" calcext:value-type="float">
            <text:p>2.2152887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5/2013</text:p>
          </table:table-cell>
          <table:table-cell office:value-type="float" office:value="0.1915808139" calcext:value-type="float">
            <text:p>0.1915808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6/2013</text:p>
          </table:table-cell>
          <table:table-cell office:value-type="float" office:value="-0.7709708033" calcext:value-type="float">
            <text:p>-0.770970803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5/17/2013</text:p>
          </table:table-cell>
          <table:table-cell office:value-type="float" office:value="-1.4661089652" calcext:value-type="float">
            <text:p>-1.4661089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20/2013</text:p>
          </table:table-cell>
          <table:table-cell office:value-type="float" office:value="-1.2524995786" calcext:value-type="float">
            <text:p>-1.2524995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21/2013</text:p>
          </table:table-cell>
          <table:table-cell office:value-type="float" office:value="-1.3034484609" calcext:value-type="float">
            <text:p>-1.3034484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22/2013</text:p>
          </table:table-cell>
          <table:table-cell office:value-type="float" office:value="-1.198040081" calcext:value-type="float">
            <text:p>-1.19804008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22:59:06.830300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5T22:59:21.518842862</dc:date>
    <meta:editing-duration>PT25M3S</meta:editing-duration>
    <meta:editing-cycles>5</meta:editing-cycles>
    <meta:generator>LibreOffice/6.0.6.2$Linux_X86_64 LibreOffice_project/00m0$Build-2</meta:generator>
    <meta:document-statistic meta:table-count="1" meta:cell-count="102" meta:object-count="0"/>
  </office:meta>
</office:document-meta>
</file>